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SONScannerTest_scanFieldString.test_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JSONScannerTest_scanFieldString.test_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JSONScannerTest_scanFieldString.test_error_0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VO.setValue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ONScannerTest_scanFieldString.test_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JSONScannerTest_scanFieldString.test_3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